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style-name="ce0"/>
          <table:table-cell table:style-name="ce0"/>
          <table:table-cell table:style-name="ce0" office:value-type="string">
            <text:p>Hellish King
“Hoh hoh hoh!! So, the little rats have finally
crawled out of their hole!”</text:p>
          </table:table-cell>
          <table:table-cell table:number-columns-repeated="1020"/>
        </table:table-row>
        <table:table-row>
          <table:table-cell table:style-name="ce0" office:value-type="string">
            <text:p>お前が四天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be one of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四天王
「いかにも！」</text:p>
          </table:table-cell>
          <table:table-cell table:style-name="ce0"/>
          <table:table-cell table:style-name="ce0"/>
          <table:table-cell table:style-name="ce0" office:value-type="string">
            <text:p>Hellish King
“Indeed!”</text:p>
          </table:table-cell>
          <table:table-cell table:number-columns-repeated="1020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style-name="ce0"/>
          <table:table-cell table:style-name="ce0"/>
          <table:table-cell table:style-name="ce0" office:value-type="string">
            <text:p>Hellish King
“My name is Dr. FLASH! Among the Four
Hellish Kings, I possess the greatest intellect
and finesse!”</text:p>
          </table:table-cell>
          <table:table-cell table:number-columns-repeated="1020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look, another prima donna.</text:p>
          </table:table-cell>
          <table:table-cell table:number-columns-repeated="1020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r introduction was even more pompous then
Toshihiko's... are all of the Four Hellish Kings
like this?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Fool! Do not lump me in with a dunce like
Toshihiko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Certainly, he did boast the highest level
of raw power among the Hellish King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wever, that simpleton knew how to do
nothing but charge like a bull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, on the other hand, have grace and
brainpower surpassed by no other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 have been observing your infiltration into
these ruins through my defense unit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My special creations shall more than
compensate for the inferior products you have
faced up until now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Now, Lux, come forth!!”</text:p>
          </table:table-cell>
          <table:table-cell table:number-columns-repeated="1020"/>
        </table:table-row>
        <table:table-row>
          <table:table-cell table:style-name="ce0" office:value-type="string">
            <text:p>な、仲間を出してきました・・・！</text:p>
          </table:table-cell>
          <table:table-cell table:style-name="ce0"/>
          <table:table-cell table:style-name="ce0"/>
          <table:table-cell table:style-name="ce0" office:value-type="string">
            <text:p>H-He has friends...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se are no ordinary demon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y are works of art, with powers
synthesized from the godlike abilities of the
demons I captured from these very ruins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, cretins who would dare to resist against
Carat-sama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see just how great the difference
between your ignorance and my wisdom is!!”</text:p>
          </table:table-cell>
          <table:table-cell table:number-columns-repeated="1020"/>
        </table:table-row>
        <table:table-row>
          <table:table-cell table:style-name="ce0" office:value-type="string">
            <text:p>みんな行く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this, everyone!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Dr. FLASH of the Four Hellish Kings
“GUWAAAAAAHHH!!! How could it be?! How
could I, Dr. FLASH, suffer defeat...?!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mpossible!! IMPOSSIIIIBLLLLLEEEE!!”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大勝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y!! We win!!</text:p>
          </table:table-cell>
          <table:table-cell table:number-columns-repeated="1020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like Toshihiko, to the very end...</text:p>
          </table:table-cell>
          <table:table-cell table:number-columns-repeated="1020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ither way, he's been destroyed.</text:p>
          </table:table-cell>
          <table:table-cell table:number-columns-repeated="1020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though, this one was rather tough, too.</text:p>
          </table:table-cell>
          <table:table-cell table:number-columns-repeated="1020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We definitely made the right choice,
takin' em on one at a time!</text:p>
          </table:table-cell>
          <table:table-cell table:number-columns-repeated="1020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've now brought down half of the
Four Hellish Kings.</text:p>
          </table:table-cell>
          <table:table-cell table:number-columns-repeated="1020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style-name="ce0"/>
          <table:table-cell table:style-name="ce0"/>
          <table:table-cell table:style-name="ce0" office:value-type="string">
            <text:p>I'd like to bring down the final two, as well.</text:p>
          </table:table-cell>
          <table:table-cell table:number-columns-repeated="1020"/>
        </table:table-row>
        <table:table-row>
          <table:table-cell table:style-name="ce0" office:value-type="string">
            <text:p>さて、ここでの目的は果たした。</text:p>
          </table:table-cell>
          <table:table-cell table:style-name="ce0"/>
          <table:table-cell table:style-name="ce0"/>
          <table:table-cell table:style-name="ce0" office:value-type="string">
            <text:p>In any case, we're done here.</text:p>
          </table:table-cell>
          <table:table-cell table:number-columns-repeated="1020"/>
        </table:table-row>
        <table:table-row>
          <table:table-cell table:style-name="ce0" office:value-type="string">
            <text:p>報告のため城へ戻ろう。</text:p>
          </table:table-cell>
          <table:table-cell table:style-name="ce0"/>
          <table:table-cell table:style-name="ce0"/>
          <table:table-cell table:style-name="ce0" office:value-type="string">
            <text:p>Let's return to the castle for another situation
report.</text:p>
          </table:table-cell>
          <table:table-cell table:number-columns-repeated="1020"/>
        </table:table-row>
        <table:table-row>
          <table:table-cell table:style-name="ce0" office:value-type="string">
            <text:p>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</text:p>
          </table:table-cell>
          <table:table-cell table:number-columns-repeated="1020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style-name="ce0"/>
          <table:table-cell table:style-name="ce0"/>
          <table:table-cell table:style-name="ce0" office:value-type="string">
            <text:p>We might get wind of the other Hellish Kings
back at the castle.</text:p>
          </table:table-cell>
          <table:table-cell table:number-columns-repeated="1020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style-name="ce0"/>
          <table:table-cell table:style-name="ce0"/>
          <table:table-cell table:style-name="ce0" office:value-type="string">
            <text:p>And if we're lucky, they might've made a
breakthrough at the lab, t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